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1">
          <table:table-cell table:style-name="ce1"/>
          <table:table-cell table:style-name="ce1" office:value-type="string" calcext:value-type="string">
            <text:p>gemini</text:p>
          </table:table-cell>
          <table:table-cell table:style-name="ce1" office:value-type="string" calcext:value-type="string">
            <text:p>m2m</text:p>
          </table:table-cell>
          <table:table-cell table:style-name="ce1" table:number-columns-repeated="4"/>
          <table:table-cell table:style-name="ce1" office:value-type="string" calcext:value-type="string">
            <text:p>gpt</text:p>
          </table:table-cell>
          <table:table-cell table:style-name="ce1" office:value-type="string" calcext:value-type="string">
            <text:p>m2m</text:p>
          </table:table-cell>
          <table:table-cell table:style-name="ce1" table:number-columns-repeated="5"/>
          <table:table-cell table:style-name="ce1" office:value-type="string" calcext:value-type="string">
            <text:p>gemini</text:p>
          </table:table-cell>
          <table:table-cell table:style-name="ce1" office:value-type="string" calcext:value-type="string">
            <text:p>t2t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gpt</text:p>
          </table:table-cell>
          <table:table-cell table:style-name="ce1" office:value-type="string" calcext:value-type="string">
            <text:p>t2t</text:p>
          </table:table-cell>
          <table:table-cell table:style-name="ce1" table:number-columns-repeated="12"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12691" calcext:value-type="float">
            <text:p>0.812691</text:p>
          </table:table-cell>
          <table:table-cell office:value-type="float" office:value="0.622127" calcext:value-type="float">
            <text:p>0.622127</text:p>
          </table:table-cell>
          <table:table-cell office:value-type="float" office:value="0.865901" calcext:value-type="float">
            <text:p>0.865901</text:p>
          </table:table-cell>
          <table:table-cell office:value-type="float" office:value="0.849204" calcext:value-type="float">
            <text:p>0.8492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.8162912" calcext:value-type="float">
            <text:p>8.16E-01</text:p>
          </table:table-cell>
          <table:table-cell office:value-type="float" office:value="0.686811" calcext:value-type="float">
            <text:p>0.686811</text:p>
          </table:table-cell>
          <table:table-cell office:value-type="float" office:value="0.887039" calcext:value-type="float">
            <text:p>0.887039</text:p>
          </table:table-cell>
          <table:table-cell office:value-type="float" office:value="0.864488" calcext:value-type="float">
            <text:p>0.8644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618823" calcext:value-type="float">
            <text:p>0.618823</text:p>
          </table:table-cell>
          <table:table-cell office:value-type="float" office:value="0.915984" calcext:value-type="float">
            <text:p>0.915984</text:p>
          </table:table-cell>
          <table:table-cell table:style-name="ce2" office:value-type="float" office:value="0.8860244" calcext:value-type="float">
            <text:p>8.86E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69897" calcext:value-type="float">
            <text:p>0.69897</text:p>
          </table:table-cell>
          <table:table-cell office:value-type="float" office:value="0.864932" calcext:value-type="float">
            <text:p>0.864932</text:p>
          </table:table-cell>
          <table:table-cell office:value-type="float" office:value="0.841885" calcext:value-type="float">
            <text:p>0.8418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19703" calcext:value-type="float">
            <text:p>0.819703</text:p>
          </table:table-cell>
          <table:table-cell office:value-type="float" office:value="0.62107" calcext:value-type="float">
            <text:p>0.62107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0.861548" calcext:value-type="float">
            <text:p>0.8615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15502" calcext:value-type="float">
            <text:p>8.16E-01</text:p>
          </table:table-cell>
          <table:table-cell office:value-type="float" office:value="0.679713" calcext:value-type="float">
            <text:p>0.679713</text:p>
          </table:table-cell>
          <table:table-cell office:value-type="float" office:value="0.873458" calcext:value-type="float">
            <text:p>0.873458</text:p>
          </table:table-cell>
          <table:table-cell office:value-type="float" office:value="0.860078" calcext:value-type="float">
            <text:p>0.8600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0.617269" calcext:value-type="float">
            <text:p>0.617269</text:p>
          </table:table-cell>
          <table:table-cell office:value-type="float" office:value="0.913115" calcext:value-type="float">
            <text:p>0.913115</text:p>
          </table:table-cell>
          <table:table-cell table:style-name="ce2" office:value-type="float" office:value="0.8859935" calcext:value-type="float">
            <text:p>8.86E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708983" calcext:value-type="float">
            <text:p>0.708983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842898" calcext:value-type="float">
            <text:p>0.8428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20184" calcext:value-type="float">
            <text:p>0.820184</text:p>
          </table:table-cell>
          <table:table-cell office:value-type="float" office:value="0.630666" calcext:value-type="float">
            <text:p>0.630666</text:p>
          </table:table-cell>
          <table:table-cell office:value-type="float" office:value="0.865146" calcext:value-type="float">
            <text:p>0.865146</text:p>
          </table:table-cell>
          <table:table-cell office:value-type="float" office:value="0.846585" calcext:value-type="float">
            <text:p>0.84658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155013" calcext:value-type="float">
            <text:p>8.16E-01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886674" calcext:value-type="float">
            <text:p>0.886674</text:p>
          </table:table-cell>
          <table:table-cell office:value-type="float" office:value="0.867889" calcext:value-type="float">
            <text:p>0.867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27612" calcext:value-type="float">
            <text:p>0.827612</text:p>
          </table:table-cell>
          <table:table-cell office:value-type="float" office:value="0.615927" calcext:value-type="float">
            <text:p>0.615927</text:p>
          </table:table-cell>
          <table:table-cell office:value-type="float" office:value="0.914515" calcext:value-type="float">
            <text:p>0.914515</text:p>
          </table:table-cell>
          <table:table-cell table:style-name="ce2" office:value-type="float" office:value="0.8841997" calcext:value-type="float">
            <text:p>8.84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697198" calcext:value-type="float">
            <text:p>0.697198</text:p>
          </table:table-cell>
          <table:table-cell office:value-type="float" office:value="0.852453" calcext:value-type="float">
            <text:p>0.852453</text:p>
          </table:table-cell>
          <table:table-cell office:value-type="float" office:value="0.833632" calcext:value-type="float">
            <text:p>0.8336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4" office:value-type="float" office:value="0.01" calcext:value-type="float">
            <text:p>0.01</text:p>
          </table:table-cell>
          <table:table-cell/>
          <table:table-cell office:value-type="string" calcext:value-type="string">
            <text:p>range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43" calcext:value-type="float">
            <text:p>0.000043</text:p>
          </table:table-cell>
          <table:table-cell/>
          <table:table-cell office:value-type="string" calcext:value-type="string">
            <text:p>variance</text:p>
          </table:table-cell>
          <table:table-cell table:style-name="ce2" office:value-type="float" office:value="0.0000001385187" calcext:value-type="float">
            <text:p>1.39E-0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1" calcext:value-type="float">
            <text:p>0.00001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style-name="ce2" office:value-type="float" office:value="0.0000007276293" calcext:value-type="float">
            <text:p>7.28E-07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0017" calcext:value-type="float">
            <text:p>0.000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0.006524" calcext:value-type="float">
            <text:p>0.006524</text:p>
          </table:table-cell>
          <table:table-cell/>
          <table:table-cell office:value-type="string" calcext:value-type="string">
            <text:p>std. deviation</text:p>
          </table:table-cell>
          <table:table-cell table:style-name="ce2" office:value-type="float" office:value="0.000372181" calcext:value-type="float">
            <text:p>3.72E-04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6318" calcext:value-type="float">
            <text:p>0.006318</text:p>
          </table:table-cell>
          <table:table-cell office:value-type="float" office:value="0.003198" calcext:value-type="float">
            <text:p>0.003198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71" calcext:value-type="float">
            <text:p>0.001171</text:p>
          </table:table-cell>
          <table:table-cell table:style-name="ce2" office:value-type="float" office:value="0.0008530119" calcext:value-type="float">
            <text:p>8.53E-04</text:p>
          </table:table-cell>
          <table:table-cell table:style-name="ce1"/>
          <table:table-cell office:value-type="string" calcext:value-type="string">
            <text:p>std. deviation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.00415" calcext:value-type="float">
            <text:p>0.004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report_gemini_d</text:p>
          </table:table-cell>
          <table:table-cell table:style-name="ce1" office:value-type="string" calcext:value-type="string">
            <text:p>omain_m2m.</text:p>
          </table:table-cell>
          <table:table-cell table:style-name="ce1" office:value-type="string" calcext:value-type="string">
            <text:p>json</text:p>
          </table:table-cell>
          <table:table-cell table:style-name="ce1" table:number-columns-repeated="3"/>
          <table:table-cell table:style-name="ce1" office:value-type="string" calcext:value-type="string">
            <text:p>report_gpt_domain_m2m.json</text:p>
          </table:table-cell>
          <table:table-cell table:style-name="ce1" table:number-columns-repeated="6"/>
          <table:table-cell table:number-columns-repeated="11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73057" calcext:value-type="float">
            <text:p>0.773057</text:p>
          </table:table-cell>
          <table:table-cell office:value-type="float" office:value="0.501596" calcext:value-type="float">
            <text:p>0.501596</text:p>
          </table:table-cell>
          <table:table-cell office:value-type="float" office:value="0.814514" calcext:value-type="float">
            <text:p>0.814514</text:p>
          </table:table-cell>
          <table:table-cell office:value-type="float" office:value="0.815487" calcext:value-type="float">
            <text:p>0.815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155" calcext:value-type="float">
            <text:p>0.771155</text:p>
          </table:table-cell>
          <table:table-cell office:value-type="float" office:value="0.508871" calcext:value-type="float">
            <text:p>0.508871</text:p>
          </table:table-cell>
          <table:table-cell office:value-type="float" office:value="0.783017" calcext:value-type="float">
            <text:p>0.783017</text:p>
          </table:table-cell>
          <table:table-cell office:value-type="float" office:value="0.795045" calcext:value-type="float">
            <text:p>0.7950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9282" calcext:value-type="float">
            <text:p>0.759282</text:p>
          </table:table-cell>
          <table:table-cell office:value-type="float" office:value="0.496386" calcext:value-type="float">
            <text:p>0.496386</text:p>
          </table:table-cell>
          <table:table-cell office:value-type="float" office:value="0.849235" calcext:value-type="float">
            <text:p>0.849235</text:p>
          </table:table-cell>
          <table:table-cell office:value-type="float" office:value="0.800029" calcext:value-type="float">
            <text:p>0.8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556674" calcext:value-type="float">
            <text:p>0.556674</text:p>
          </table:table-cell>
          <table:table-cell office:value-type="float" office:value="0.905423" calcext:value-type="float">
            <text:p>0.905423</text:p>
          </table:table-cell>
          <table:table-cell office:value-type="float" office:value="0.874121" calcext:value-type="float">
            <text:p>0.8741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75427" calcext:value-type="float">
            <text:p>0.775427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791497" calcext:value-type="float">
            <text:p>0.791497</text:p>
          </table:table-cell>
          <table:table-cell office:value-type="float" office:value="0.803093" calcext:value-type="float">
            <text:p>0.803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8005" calcext:value-type="float">
            <text:p>0.758005</text:p>
          </table:table-cell>
          <table:table-cell office:value-type="float" office:value="0.499582" calcext:value-type="float">
            <text:p>0.499582</text:p>
          </table:table-cell>
          <table:table-cell office:value-type="float" office:value="0.795786" calcext:value-type="float">
            <text:p>0.795786</text:p>
          </table:table-cell>
          <table:table-cell office:value-type="float" office:value="0.810601" calcext:value-type="float">
            <text:p>0.810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91075" calcext:value-type="float">
            <text:p>0.791075</text:p>
          </table:table-cell>
          <table:table-cell office:value-type="float" office:value="0.52398" calcext:value-type="float">
            <text:p>0.52398</text:p>
          </table:table-cell>
          <table:table-cell office:value-type="float" office:value="0.889033" calcext:value-type="float">
            <text:p>0.889033</text:p>
          </table:table-cell>
          <table:table-cell office:value-type="float" office:value="0.841561" calcext:value-type="float">
            <text:p>0.8415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4" calcext:value-type="float">
            <text:p>0.794</text:p>
          </table:table-cell>
          <table:table-cell office:value-type="float" office:value="0.55" calcext:value-type="float">
            <text:p>0.55</text:p>
          </table:table-cell>
          <table:table-cell office:value-type="float" office:value="0.912563" calcext:value-type="float">
            <text:p>0.912563</text:p>
          </table:table-cell>
          <table:table-cell office:value-type="float" office:value="0.880252" calcext:value-type="float">
            <text:p>0.880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9955" calcext:value-type="float">
            <text:p>0.769955</text:p>
          </table:table-cell>
          <table:table-cell office:value-type="float" office:value="0.497789" calcext:value-type="float">
            <text:p>0.497789</text:p>
          </table:table-cell>
          <table:table-cell office:value-type="float" office:value="0.809285" calcext:value-type="float">
            <text:p>0.809285</text:p>
          </table:table-cell>
          <table:table-cell office:value-type="float" office:value="0.815899" calcext:value-type="float">
            <text:p>0.815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8811" calcext:value-type="float">
            <text:p>0.758811</text:p>
          </table:table-cell>
          <table:table-cell office:value-type="float" office:value="0.492364" calcext:value-type="float">
            <text:p>0.492364</text:p>
          </table:table-cell>
          <table:table-cell office:value-type="float" office:value="0.774622" calcext:value-type="float">
            <text:p>0.774622</text:p>
          </table:table-cell>
          <table:table-cell office:value-type="float" office:value="0.784208" calcext:value-type="float">
            <text:p>0.7842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5283" calcext:value-type="float">
            <text:p>0.785283</text:p>
          </table:table-cell>
          <table:table-cell office:value-type="float" office:value="0.508938" calcext:value-type="float">
            <text:p>0.508938</text:p>
          </table:table-cell>
          <table:table-cell office:value-type="float" office:value="0.885692" calcext:value-type="float">
            <text:p>0.885692</text:p>
          </table:table-cell>
          <table:table-cell office:value-type="float" office:value="0.8492" calcext:value-type="float">
            <text:p>0.8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562052" calcext:value-type="float">
            <text:p>0.562052</text:p>
          </table:table-cell>
          <table:table-cell office:value-type="float" office:value="0.895194" calcext:value-type="float">
            <text:p>0.895194</text:p>
          </table:table-cell>
          <table:table-cell office:value-type="float" office:value="0.865614" calcext:value-type="float">
            <text:p>0.8656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ang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35" calcext:value-type="float">
            <text:p>0.000035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117" calcext:value-type="float">
            <text:p>0.000117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36" calcext:value-type="float">
            <text:p>0.0000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0.009852" calcext:value-type="float">
            <text:p>0.009852</text:p>
          </table:table-cell>
          <table:table-cell office:value-type="float" office:value="0.005942" calcext:value-type="float">
            <text:p>0.005942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06018" calcext:value-type="float">
            <text:p>0.006018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08701" calcext:value-type="float">
            <text:p>0.008701</text:p>
          </table:table-cell>
          <table:table-cell office:value-type="float" office:value="0.010833" calcext:value-type="float">
            <text:p>0.010833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21605" calcext:value-type="float">
            <text:p>0.021605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0.006002" calcext:value-type="float">
            <text:p>0.006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lset</text:p>
          </table:table-cell>
          <table:table-cell office:value-type="string" calcext:value-type="string">
            <text:p>report_gemini_r</text:p>
          </table:table-cell>
          <table:table-cell office:value-type="string" calcext:value-type="string">
            <text:p>ealset_m2m</text:p>
          </table:table-cell>
          <table:table-cell office:value-type="string" calcext:value-type="string">
            <text:p>.json</text:p>
          </table:table-cell>
          <table:table-cell table:number-columns-repeated="10"/>
          <table:table-cell office:value-type="string" calcext:value-type="string">
            <text:p>report_gemini_r</text:p>
          </table:table-cell>
          <table:table-cell office:value-type="string" calcext:value-type="string">
            <text:p>ealset_t2t</text:p>
          </table:table-cell>
          <table:table-cell office:value-type="string" calcext:value-type="string">
            <text:p>.json</text:p>
          </table:table-cell>
          <table:table-cell table:number-columns-repeated="17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31197" calcext:value-type="float">
            <text:p>0.731197</text:p>
          </table:table-cell>
          <table:table-cell office:value-type="float" office:value="0.494984" calcext:value-type="float">
            <text:p>0.494984</text:p>
          </table:table-cell>
          <table:table-cell office:value-type="float" office:value="0.718895" calcext:value-type="float">
            <text:p>0.718895</text:p>
          </table:table-cell>
          <table:table-cell office:value-type="float" office:value="0.69336" calcext:value-type="float">
            <text:p>0.69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3748" calcext:value-type="float">
            <text:p>0.713748</text:p>
          </table:table-cell>
          <table:table-cell table:style-name="ce2" office:value-type="float" office:value="0.4547361" calcext:value-type="float">
            <text:p>4.55E-01</text:p>
          </table:table-cell>
          <table:table-cell office:value-type="float" office:value="0.699839" calcext:value-type="float">
            <text:p>0.699839</text:p>
          </table:table-cell>
          <table:table-cell office:value-type="float" office:value="0.682032" calcext:value-type="float">
            <text:p>0.6820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63066" calcext:value-type="float">
            <text:p>0.763066</text:p>
          </table:table-cell>
          <table:table-cell office:value-type="float" office:value="0.563606" calcext:value-type="float">
            <text:p>0.563606</text:p>
          </table:table-cell>
          <table:table-cell office:value-type="float" office:value="0.435261" calcext:value-type="float">
            <text:p>0.435261</text:p>
          </table:table-cell>
          <table:table-cell office:value-type="float" office:value="0.418964" calcext:value-type="float">
            <text:p>0.418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2917" calcext:value-type="float">
            <text:p>0.742917</text:p>
          </table:table-cell>
          <table:table-cell office:value-type="float" office:value="0.535893" calcext:value-type="float">
            <text:p>0.535893</text:p>
          </table:table-cell>
          <table:table-cell office:value-type="float" office:value="0.448916" calcext:value-type="float">
            <text:p>0.448916</text:p>
          </table:table-cell>
          <table:table-cell office:value-type="float" office:value="0.419978" calcext:value-type="float">
            <text:p>0.4199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38147" calcext:value-type="float">
            <text:p>0.738147</text:p>
          </table:table-cell>
          <table:table-cell office:value-type="float" office:value="0.498776" calcext:value-type="float">
            <text:p>0.498776</text:p>
          </table:table-cell>
          <table:table-cell office:value-type="float" office:value="0.730462" calcext:value-type="float">
            <text:p>0.730462</text:p>
          </table:table-cell>
          <table:table-cell office:value-type="float" office:value="0.68536" calcext:value-type="float">
            <text:p>0.68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5027" calcext:value-type="float">
            <text:p>0.735027</text:p>
          </table:table-cell>
          <table:table-cell table:style-name="ce2" office:value-type="float" office:value="0.4563244" calcext:value-type="float">
            <text:p>4.56E-01</text:p>
          </table:table-cell>
          <table:table-cell office:value-type="float" office:value="0.684706" calcext:value-type="float">
            <text:p>0.684706</text:p>
          </table:table-cell>
          <table:table-cell office:value-type="float" office:value="0.675314" calcext:value-type="float">
            <text:p>0.6753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4253" calcext:value-type="float">
            <text:p>0.734253</text:p>
          </table:table-cell>
          <table:table-cell office:value-type="float" office:value="0.558056" calcext:value-type="float">
            <text:p>0.558056</text:p>
          </table:table-cell>
          <table:table-cell office:value-type="float" office:value="0.41367" calcext:value-type="float">
            <text:p>0.41367</text:p>
          </table:table-cell>
          <table:table-cell office:value-type="float" office:value="0.393982" calcext:value-type="float">
            <text:p>0.3939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2083" calcext:value-type="float">
            <text:p>0.732083</text:p>
          </table:table-cell>
          <table:table-cell office:value-type="float" office:value="0.55267" calcext:value-type="float">
            <text:p>0.55267</text:p>
          </table:table-cell>
          <table:table-cell office:value-type="float" office:value="0.434908" calcext:value-type="float">
            <text:p>0.434908</text:p>
          </table:table-cell>
          <table:table-cell office:value-type="float" office:value="0.411148" calcext:value-type="float">
            <text:p>0.4111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2726" calcext:value-type="float">
            <text:p>0.742726</text:p>
          </table:table-cell>
          <table:table-cell office:value-type="float" office:value="0.501696" calcext:value-type="float">
            <text:p>0.501696</text:p>
          </table:table-cell>
          <table:table-cell office:value-type="float" office:value="0.715766" calcext:value-type="float">
            <text:p>0.715766</text:p>
          </table:table-cell>
          <table:table-cell office:value-type="float" office:value="0.700437" calcext:value-type="float">
            <text:p>0.700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0079" calcext:value-type="float">
            <text:p>0.730079</text:p>
          </table:table-cell>
          <table:table-cell table:style-name="ce2" office:value-type="float" office:value="0.4553833" calcext:value-type="float">
            <text:p>4.55E-01</text:p>
          </table:table-cell>
          <table:table-cell office:value-type="float" office:value="0.663022" calcext:value-type="float">
            <text:p>0.663022</text:p>
          </table:table-cell>
          <table:table-cell office:value-type="float" office:value="0.647263" calcext:value-type="float">
            <text:p>0.6472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29998" calcext:value-type="float">
            <text:p>0.729998</text:p>
          </table:table-cell>
          <table:table-cell office:value-type="float" office:value="0.552659" calcext:value-type="float">
            <text:p>0.552659</text:p>
          </table:table-cell>
          <table:table-cell office:value-type="float" office:value="0.426715" calcext:value-type="float">
            <text:p>0.426715</text:p>
          </table:table-cell>
          <table:table-cell office:value-type="float" office:value="0.401435" calcext:value-type="float">
            <text:p>0.4014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125" calcext:value-type="float">
            <text:p>0.72125</text:p>
          </table:table-cell>
          <table:table-cell office:value-type="float" office:value="0.539001" calcext:value-type="float">
            <text:p>0.539001</text:p>
          </table:table-cell>
          <table:table-cell office:value-type="float" office:value="0.423956" calcext:value-type="float">
            <text:p>0.423956</text:p>
          </table:table-cell>
          <table:table-cell office:value-type="float" office:value="0.4026" calcext:value-type="float">
            <text:p>0.40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ange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office:value-type="string" calcext:value-type="string">
            <text:p>range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8" calcext:value-type="float">
            <text:p>0.000038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083" calcext:value-type="float">
            <text:p>0.000083</text:p>
          </table:table-cell>
          <table:table-cell table:style-name="ce2" office:value-type="float" office:value="0.0000004252684" calcext:value-type="float">
            <text:p>4.25E-0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7" calcext:value-type="float">
            <text:p>0.000227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5" calcext:value-type="float">
            <text:p>0.000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0.006159" calcext:value-type="float">
            <text:p>0.006159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09092" calcext:value-type="float">
            <text:p>0.009092</text:p>
          </table:table-cell>
          <table:table-cell table:style-name="ce2" office:value-type="float" office:value="0.0006521261" calcext:value-type="float">
            <text:p>6.52E-04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059" calcext:value-type="float">
            <text:p>0.015059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14688" calcext:value-type="float">
            <text:p>0.014688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008878" calcext:value-type="float">
            <text:p>0.008878</text:p>
          </table:table-cell>
          <table:table-cell office:value-type="float" office:value="0.010472" calcext:value-type="float">
            <text:p>0.010472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.010216" calcext:value-type="float">
            <text:p>0.010216</text:p>
          </table:table-cell>
          <table:table-cell office:value-type="float" office:value="0.007095" calcext:value-type="float">
            <text:p>0.00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report_gemini_p</text:p>
          </table:table-cell>
          <table:table-cell office:value-type="string" calcext:value-type="string">
            <text:p>et_m2m.js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eport_gpt_pet_m2m.json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86757" calcext:value-type="float">
            <text:p>0.886757</text:p>
          </table:table-cell>
          <table:table-cell table:style-name="ce1" office:value-type="float" office:value="0.627278" calcext:value-type="float">
            <text:p>0.627278</text:p>
          </table:table-cell>
          <table:table-cell table:style-name="ce1" office:value-type="float" office:value="0.793385" calcext:value-type="float">
            <text:p>0.793385</text:p>
          </table:table-cell>
          <table:table-cell table:style-name="ce1" office:value-type="float" office:value="0.796968" calcext:value-type="float">
            <text:p>0.79696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3975" calcext:value-type="float">
            <text:p>0.663975</text:p>
          </table:table-cell>
          <table:table-cell table:style-name="ce1" office:value-type="float" office:value="0.457617" calcext:value-type="float">
            <text:p>0.457617</text:p>
          </table:table-cell>
          <table:table-cell table:style-name="ce1" office:value-type="float" office:value="0.620576" calcext:value-type="float">
            <text:p>0.620576</text:p>
          </table:table-cell>
          <table:table-cell table:style-name="ce1" office:value-type="float" office:value="0.616708" calcext:value-type="float">
            <text:p>0.616708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office:value-type="float" office:value="0.883409" calcext:value-type="float">
            <text:p>0.883409</text:p>
          </table:table-cell>
          <table:table-cell office:value-type="float" office:value="0.638891" calcext:value-type="float">
            <text:p>0.638891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96946" calcext:value-type="float">
            <text:p>0.69694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.686389" calcext:value-type="float">
            <text:p>0.686389</text:p>
          </table:table-cell>
          <table:table-cell office:value-type="float" office:value="0.542535" calcext:value-type="float">
            <text:p>0.542535</text:p>
          </table:table-cell>
          <table:table-cell office:value-type="float" office:value="0.587442" calcext:value-type="float">
            <text:p>0.587442</text:p>
          </table:table-cell>
          <table:table-cell office:value-type="float" office:value="0.576805" calcext:value-type="float">
            <text:p>0.576805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87648" calcext:value-type="float">
            <text:p>0.887648</text:p>
          </table:table-cell>
          <table:table-cell office:value-type="float" office:value="0.635909" calcext:value-type="float">
            <text:p>0.635909</text:p>
          </table:table-cell>
          <table:table-cell office:value-type="float" office:value="0.802023" calcext:value-type="float">
            <text:p>0.802023</text:p>
          </table:table-cell>
          <table:table-cell office:value-type="float" office:value="0.791644" calcext:value-type="float">
            <text:p>0.7916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7572" calcext:value-type="float">
            <text:p>0.687572</text:p>
          </table:table-cell>
          <table:table-cell office:value-type="float" office:value="0.487685" calcext:value-type="float">
            <text:p>0.487685</text:p>
          </table:table-cell>
          <table:table-cell office:value-type="float" office:value="0.625459" calcext:value-type="float">
            <text:p>0.625459</text:p>
          </table:table-cell>
          <table:table-cell office:value-type="float" office:value="0.635755" calcext:value-type="float">
            <text:p>0.635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83018" calcext:value-type="float">
            <text:p>0.883018</text:p>
          </table:table-cell>
          <table:table-cell office:value-type="float" office:value="0.650588" calcext:value-type="float">
            <text:p>0.650588</text:p>
          </table:table-cell>
          <table:table-cell office:value-type="float" office:value="0.719427" calcext:value-type="float">
            <text:p>0.719427</text:p>
          </table:table-cell>
          <table:table-cell office:value-type="float" office:value="0.714206" calcext:value-type="float">
            <text:p>0.7142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4722" calcext:value-type="float">
            <text:p>0.654722</text:p>
          </table:table-cell>
          <table:table-cell office:value-type="float" office:value="0.486659" calcext:value-type="float">
            <text:p>0.486659</text:p>
          </table:table-cell>
          <table:table-cell office:value-type="float" office:value="0.562272" calcext:value-type="float">
            <text:p>0.562272</text:p>
          </table:table-cell>
          <table:table-cell office:value-type="float" office:value="0.552417" calcext:value-type="float">
            <text:p>0.552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4616" calcext:value-type="float">
            <text:p>0.884616</text:p>
          </table:table-cell>
          <table:table-cell office:value-type="float" office:value="0.631265" calcext:value-type="float">
            <text:p>0.631265</text:p>
          </table:table-cell>
          <table:table-cell office:value-type="float" office:value="0.800491" calcext:value-type="float">
            <text:p>0.800491</text:p>
          </table:table-cell>
          <table:table-cell office:value-type="float" office:value="0.799889" calcext:value-type="float">
            <text:p>0.799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8104" calcext:value-type="float">
            <text:p>0.638104</text:p>
          </table:table-cell>
          <table:table-cell office:value-type="float" office:value="0.46097" calcext:value-type="float">
            <text:p>0.46097</text:p>
          </table:table-cell>
          <table:table-cell office:value-type="float" office:value="0.596554" calcext:value-type="float">
            <text:p>0.596554</text:p>
          </table:table-cell>
          <table:table-cell office:value-type="float" office:value="0.604647" calcext:value-type="float">
            <text:p>0.6046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89215" calcext:value-type="float">
            <text:p>0.889215</text:p>
          </table:table-cell>
          <table:table-cell office:value-type="float" office:value="0.658434" calcext:value-type="float">
            <text:p>0.658434</text:p>
          </table:table-cell>
          <table:table-cell office:value-type="float" office:value="0.728994" calcext:value-type="float">
            <text:p>0.728994</text:p>
          </table:table-cell>
          <table:table-cell office:value-type="float" office:value="0.718998" calcext:value-type="float">
            <text:p>0.718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6944" calcext:value-type="float">
            <text:p>0.806944</text:p>
          </table:table-cell>
          <table:table-cell office:value-type="float" office:value="0.628382" calcext:value-type="float">
            <text:p>0.628382</text:p>
          </table:table-cell>
          <table:table-cell office:value-type="float" office:value="0.668933" calcext:value-type="float">
            <text:p>0.668933</text:p>
          </table:table-cell>
          <table:table-cell office:value-type="float" office:value="0.658392" calcext:value-type="float">
            <text:p>0.65839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office:value-type="string" calcext:value-type="string">
            <text:p>range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ange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64" calcext:value-type="float">
            <text:p>0.000164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09" calcext:value-type="float">
            <text:p>0.00009</text:p>
          </table:table-cell>
          <table:table-cell/>
          <table:table-cell office:value-type="string" calcext:value-type="string">
            <text:p>variance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02054" calcext:value-type="float">
            <text:p>0.0020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413" calcext:value-type="float">
            <text:p>0.003413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.012633" calcext:value-type="float">
            <text:p>0.012633</text:p>
          </table:table-cell>
          <table:table-cell office:value-type="float" office:value="0.012806" calcext:value-type="float">
            <text:p>0.012806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12513" calcext:value-type="float">
            <text:p>0.012513</text:p>
          </table:table-cell>
          <table:table-cell office:value-type="float" office:value="0.00947" calcext:value-type="float">
            <text:p>0.00947</text:p>
          </table:table-cell>
          <table:table-cell/>
          <table:table-cell office:value-type="string" calcext:value-type="string">
            <text:p>std. deviation</text:p>
          </table:table-cell>
          <table:table-cell office:value-type="float" office:value="0.065581" calcext:value-type="float">
            <text:p>0.065581</text:p>
          </table:table-cell>
          <table:table-cell office:value-type="float" office:value="0.058288" calcext:value-type="float">
            <text:p>0.058288</text:p>
          </table:table-cell>
          <table:table-cell office:value-type="float" office:value="0.045523" calcext:value-type="float">
            <text:p>0.045523</text:p>
          </table:table-cell>
          <table:table-cell office:value-type="float" office:value="0.045316" calcext:value-type="float">
            <text:p>0.045316</text:p>
          </table:table-cell>
          <table:table-cell table:number-columns-repeated="9"/>
        </table:table-row>
        <table:table-row table:style-name="ro1" table:number-rows-repeated="26">
          <table:table-cell table:number-columns-repeated="34"/>
        </table:table-row>
        <table:table-row table:style-name="ro1">
          <table:table-cell/>
          <table:table-cell office:value-type="string" calcext:value-type="string">
            <text:p>report_gpt_pet_</text:p>
          </table:table-cell>
          <table:table-cell office:value-type="string" calcext:value-type="string">
            <text:p>t2t.json</text:p>
          </table:table-cell>
          <table:table-cell table:number-columns-repeated="31"/>
        </table:table-row>
        <table:table-row table:style-name="ro1" table:number-rows-repeated="7">
          <table:table-cell table:number-columns-repeated="34"/>
        </table:table-row>
        <table:table-row table:style-name="ro1">
          <table:table-cell/>
          <table:table-cell office:value-type="string" calcext:value-type="string">
            <text:p>report_gpt_doma</text:p>
          </table:table-cell>
          <table:table-cell office:value-type="string" calcext:value-type="string">
            <text:p>in_t2t.jso</text:p>
          </table:table-cell>
          <table:table-cell office:value-type="string" calcext:value-type="string">
            <text:p>n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7:00:03.034689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5:45.951469194</meta:creation-date>
    <dc:date>2025-06-19T17:11:51.838588017</dc:date>
    <meta:editing-duration>PT5H20M56S</meta:editing-duration>
    <meta:editing-cycles>5</meta:editing-cycles>
    <meta:generator>LibreOffice/24.8.6.2$Linux_X86_64 LibreOffice_project/480$Build-2</meta:generator>
    <meta:document-statistic meta:table-count="1" meta:cell-count="575" meta:object-count="0"/>
  </office:meta>
</office:document-meta>
</file>